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4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order="none"/>
    </style:style>
    <style:style style:name="P1" style:family="paragraph"/>
  </office:automatic-styles>
  <office:body>
    <office:spreadsheet>
      <table:content-validations>
        <table:content-validation table:name="val1" table:condition="of:cell-content-is-in-list([$API.$A$7:.$A$9])" table:allow-empty-cell="false" table:display-list="unsorted" table:base-cell-address="API.B6">
          <table:error-message table:message-type="stop" table:display="true"/>
        </table:content-validation>
        <table:content-validation table:name="val2" table:condition="of:cell-content-is-in-list([$API.$A$15:.$A$21])" table:allow-empty-cell="false" table:display-list="unsorted" table:base-cell-address="API.B6">
          <table:error-message table:message-type="stop" table:display="true"/>
        </table:content-validation>
        <table:content-validation table:name="val3" table:condition="of:cell-content-is-decimal-number() and cell-content-is-between(1,17)" table:allow-empty-cell="true" table:base-cell-address="API.B7">
          <table:error-message table:message-type="stop" table:display="true"/>
        </table:content-validation>
        <table:content-validation table:name="val4" table:condition="of:cell-content-is-decimal-number() and cell-content-is-between(0,1)" table:allow-empty-cell="true" table:base-cell-address="API.B8">
          <table:error-message table:message-type="stop" table:display="true"/>
        </table:content-validation>
      </table:content-validations>
      <table:table table:name="COMMANDS" table:style-name="ta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Görgetősáv" form:control-implementation="ooo:com.sun.star.form.component.ScrollBar" xml:id="control1" form:id="control1" form:value="2" form:linked-cell="COMMANDS.B7" form:delay-for-repeat="PT0.500000000S" form:min-value="1" form:max-value="3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visibility="collapse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2" table:number-rows-spanned="1">
            <text:p>Settings</text:p>
          </table:table-cell>
          <table:covered-table-cell/>
          <table:table-cell/>
          <table:table-cell table:style-name="ce1" office:value-type="string" calcext:value-type="string" table:number-columns-spanned="5" table:number-rows-spanned="1">
            <text:p>Commands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Zone</text:p>
          </table:table-cell>
          <table:table-cell table:style-name="ce2" table:content-validation-name="val1" office:value-type="string" calcext:value-type="string">
            <text:p>Green</text:p>
          </table:table-cell>
          <table:table-cell/>
          <table:table-cell table:formula="of:=[.A13]" office:value-type="string" office:string-value="Volume" calcext:value-type="string">
            <text:p>Volume</text:p>
          </table:table-cell>
          <table:table-cell table:formula="of:=[.$B$10]&amp;[.B13]&amp;&quot; &quot;&amp;[.$B$10]&amp;[.C13]&amp;&quot; &quot;&amp;[.$B$10]&amp;[.D13]&amp;&quot; &quot;&amp;[.$B$10]&amp;[.E13]&amp;&quot; &quot;&amp;[.$B$10]&amp;[.F13]&amp;&quot; &quot;&amp;[.$B$10]&amp;[.G13]&amp;&quot; &quot;&amp;[.$B$10]&amp;[.H13]&amp;&quot; &quot;&amp;[.$B$10]&amp;[.I13]&amp;&quot;  &quot;&amp;[.$B$10]&amp;[.K13]" office:value-type="string" office:string-value="0xFF 0x55 0x5 0x2F 0xA0 0x13 0x5 0x72  0xA2" calcext:value-type="string" table:number-columns-spanned="4" table:number-rows-spanned="1">
            <text:p>0xFF 0x55 0x5 0x2F 0xA0 0x13 0x5 0x72 <text:s/>0xA2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table:content-validation-name="val2" office:value-type="string" calcext:value-type="string">
            <text:p>Stream</text:p>
          </table:table-cell>
          <table:table-cell/>
          <table:table-cell table:formula="of:=[.A14]" office:value-type="string" office:string-value="Input" calcext:value-type="string">
            <text:p>Input</text:p>
          </table:table-cell>
          <table:table-cell table:formula="of:=[.$B$10]&amp;[.B14]&amp;&quot; &quot;&amp;[.$B$10]&amp;[.C14]&amp;&quot; &quot;&amp;[.$B$10]&amp;[.D14]&amp;&quot; &quot;&amp;[.$B$10]&amp;[.E14]&amp;&quot; &quot;&amp;[.$B$10]&amp;[.F14]&amp;&quot; &quot;&amp;[.$B$10]&amp;[.G14]&amp;&quot; &quot;&amp;[.$B$10]&amp;[.H14]&amp;&quot; &quot;&amp;[.$B$10]&amp;[.I14]&amp;&quot;  &quot;&amp;[.$B$10]&amp;[.K14]" office:value-type="string" office:string-value="0xFF 0x55 0x5 0x2F 0xA0 0x15 0x7 0x72  0x9E" calcext:value-type="string" table:number-columns-spanned="4" table:number-rows-spanned="1">
            <text:p>0xFF 0x55 0x5 0x2F 0xA0 0x15 0x7 0x72 <text:s/>0x9E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Volume</text:p>
          </table:table-cell>
          <table:table-cell table:style-name="ce2" table:content-validation-name="val3" office:value-type="float" office:value="5" calcext:value-type="float">
            <text:p>5</text:p>
          </table:table-cell>
          <table:table-cell/>
          <table:table-cell table:formula="of:=[.A15]" office:value-type="string" office:string-value="Power" calcext:value-type="string">
            <text:p>Power</text:p>
          </table:table-cell>
          <table:table-cell table:formula="of:=[.$B$10]&amp;[.B15]&amp;&quot; &quot;&amp;[.$B$10]&amp;[.C15]&amp;&quot; &quot;&amp;[.$B$10]&amp;[.D15]&amp;&quot; &quot;&amp;[.$B$10]&amp;[.E15]&amp;&quot; &quot;&amp;[.$B$10]&amp;[.F15]&amp;&quot; &quot;&amp;[.$B$10]&amp;[.G15]&amp;&quot; &quot;&amp;[.$B$10]&amp;[.H15]&amp;&quot; &quot;&amp;[.$B$10]&amp;[.I15]&amp;&quot;  &quot;&amp;[.$B$10]&amp;[.K15]" office:value-type="string" office:string-value="0xFF 0x55 0x5 0x2F 0xA0 0x1 0x0 0xF2  0x39" calcext:value-type="string" table:number-columns-spanned="4" table:number-rows-spanned="1">
            <text:p>0xFF 0x55 0x5 0x2F 0xA0 0x1 0x0 0xF2 <text:s/>0x39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Power</text:p>
          </table:table-cell>
          <table:table-cell table:style-name="ce2" table:content-validation-name="val4" office:value-type="float" office:value="0" calcext:value-type="float">
            <text:p>0</text:p>
          </table:table-cell>
          <table:table-cell/>
          <table:table-cell office:value-type="string" calcext:value-type="string">
            <text:p>Mute</text:p>
          </table:table-cell>
          <table:table-cell table:formula="of:=[.$B$10]&amp;[.B16]&amp;&quot; &quot;&amp;[.$B$10]&amp;[.C16]&amp;&quot; &quot;&amp;[.$B$10]&amp;[.D16]&amp;&quot; &quot;&amp;[.$B$10]&amp;[.E16]&amp;&quot; &quot;&amp;[.$B$10]&amp;[.F16]&amp;&quot; &quot;&amp;[.$B$10]&amp;[.G16]&amp;&quot; &quot;&amp;[.$B$10]&amp;[.H16]&amp;&quot; &quot;&amp;[.$B$10]&amp;[.I16]&amp;&quot;  &quot;&amp;[.$B$10]&amp;[.K16]" office:value-type="string" office:string-value="0xFF 0x55 0x5 0x2F 0xA0 0x12 0x0 0x72  0xA8" calcext:value-type="string" table:number-columns-spanned="4" table:number-rows-spanned="1">
            <text:p>0xFF 0x55 0x5 0x2F 0xA0 0x12 0x0 0x72 <text:s/>0xA8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ut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0x</text:p>
          </table:table-cell>
          <table:table-cell table:number-columns-repeated="8"/>
          <table:table-cell table:style-name="ce2" table:number-columns-repeated="11"/>
        </table:table-row>
        <table:table-row table:style-name="ro1">
          <table:table-cell table:number-columns-repeated="11"/>
          <table:table-cell table:style-name="ce2" table:number-columns-repeated="1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table:number-columns-repeated="10"/>
        </table:table-row>
        <table:table-row table:style-name="ro1">
          <table:table-cell office:value-type="string" calcext:value-type="string">
            <text:p>Volume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A0</text:p>
          </table:table-cell>
          <table:table-cell table:style-name="ce2" office:value-type="float" office:value="13" calcext:value-type="float">
            <text:p>13</text:p>
          </table:table-cell>
          <table:table-cell table:style-name="ce4" table:formula="of:=DEC2HEX([.B7])" office:value-type="string" office:string-value="5" calcext:value-type="string">
            <text:p>5</text:p>
          </table:table-cell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 table:formula="of:=DEC2HEX(ROUNDUP((HEX2DEC([.E13])+HEX2DEC([.F13])+HEX2DEC([.G13])+HEX2DEC([.H13])+HEX2DEC([.I13]))/255)*255-(HEX2DEC([.E13])+HEX2DEC([.F13])+HEX2DEC([.G13])+HEX2DEC([.H13])+HEX2DEC([.I13]))-(5-ROUNDUP((HEX2DEC([.E13])+HEX2DEC([.F13])+HEX2DEC([.G13])+HEX2DEC([.H13])+HEX2DEC([.I13]))/255)))" office:value-type="string" office:string-value="A2" calcext:value-type="string">
            <text:p>A2</text:p>
          </table:table-cell>
          <table:table-cell table:style-name="ce2" table:formula="of:=DEC2HEX(IF(HEX2DEC([.J13])&lt;0;HEX2DEC([.J13])+256;HEX2DEC([.J13])))" office:value-type="string" office:string-value="A2" calcext:value-type="string">
            <text:p>A2</text:p>
          </table:table-cell>
          <table:table-cell table:style-name="ce2" table:number-columns-repeated="10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A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DEC2HEX(LOOKUP([.$B$6];[API.$A$15:.$A$21];[API.$B$15:.$B$21]))" office:value-type="string" office:string-value="7" calcext:value-type="string">
            <text:p>7</text:p>
          </table:table-cell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 table:formula="of:=DEC2HEX(ROUNDUP((HEX2DEC([.E14])+HEX2DEC([.F14])+HEX2DEC([.G14])+HEX2DEC([.H14])+HEX2DEC([.I14]))/255)*255-(HEX2DEC([.E14])+HEX2DEC([.F14])+HEX2DEC([.G14])+HEX2DEC([.H14])+HEX2DEC([.I14]))-(5-ROUNDUP((HEX2DEC([.E14])+HEX2DEC([.F14])+HEX2DEC([.G14])+HEX2DEC([.H14])+HEX2DEC([.I14]))/255)))" office:value-type="string" office:string-value="9E" calcext:value-type="string">
            <text:p>9E</text:p>
          </table:table-cell>
          <table:table-cell table:style-name="ce2" table:formula="of:=DEC2HEX(IF(HEX2DEC([.J14])&lt;0;HEX2DEC([.J14])+256;HEX2DEC([.J14])))" office:value-type="string" office:string-value="9E" calcext:value-type="string">
            <text:p>9E</text:p>
          </table:table-cell>
          <table:table-cell table:style-name="ce2" table:number-columns-repeated="10"/>
        </table:table-row>
        <table:table-row table:style-name="ro1">
          <table:table-cell office:value-type="string" calcext:value-type="string">
            <text:p>Power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A0</text:p>
          </table:table-cell>
          <table:table-cell table:style-name="ce2" table:formula="of:=[.B8]+1" office:value-type="float" office:value="1" calcext:value-type="float">
            <text:p>1</text:p>
          </table:table-cell>
          <table:table-cell table:style-name="ce2" table:formula="of:=[.B8]" office:value-type="float" office:value="0" calcext:value-type="float">
            <text:p>0</text:p>
          </table:table-cell>
          <table:table-cell table:style-name="ce2" table:formula="of:=&quot;F&quot;&amp;LOOKUP([.$B$5];[API.$A$7:.$A$9];[API.$B$7:.$B$9])" office:value-type="string" office:string-value="F2" calcext:value-type="string">
            <text:p>F2</text:p>
          </table:table-cell>
          <table:table-cell table:style-name="ce2" table:formula="of:=DEC2HEX(ROUNDUP((HEX2DEC([.E15])+HEX2DEC([.F15])+HEX2DEC([.G15])+HEX2DEC([.H15])+HEX2DEC([.I15]))/255)*255-(HEX2DEC([.E15])+HEX2DEC([.F15])+HEX2DEC([.G15])+HEX2DEC([.H15])+HEX2DEC([.I15]))-(5-ROUNDUP((HEX2DEC([.E15])+HEX2DEC([.F15])+HEX2DEC([.G15])+HEX2DEC([.H15])+HEX2DEC([.I15]))/255)))" office:value-type="string" office:string-value="39" calcext:value-type="string">
            <text:p>39</text:p>
          </table:table-cell>
          <table:table-cell table:style-name="ce2" table:formula="of:=DEC2HEX(IF(HEX2DEC([.J15])&lt;0;HEX2DEC([.J15])+256;HEX2DEC([.J15])))" office:value-type="string" office:string-value="39" calcext:value-type="string">
            <text:p>39</text:p>
          </table:table-cell>
          <table:table-cell table:style-name="ce2" table:number-columns-repeated="10"/>
        </table:table-row>
        <table:table-row table:style-name="ro1">
          <table:table-cell office:value-type="string" calcext:value-type="string">
            <text:p>Mute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A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9]" office:value-type="float" office:value="0" calcext:value-type="float">
            <text:p>0</text:p>
          </table:table-cell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 table:formula="of:=DEC2HEX(ROUNDUP((HEX2DEC([.E16])+HEX2DEC([.F16])+HEX2DEC([.G16])+HEX2DEC([.H16])+HEX2DEC([.I16]))/255)*255-(HEX2DEC([.E16])+HEX2DEC([.F16])+HEX2DEC([.G16])+HEX2DEC([.H16])+HEX2DEC([.I16]))-(5-ROUNDUP((HEX2DEC([.E16])+HEX2DEC([.F16])+HEX2DEC([.G16])+HEX2DEC([.H16])+HEX2DEC([.I16]))/255)))" office:value-type="string" office:string-value="A8" calcext:value-type="string">
            <text:p>A8</text:p>
          </table:table-cell>
          <table:table-cell table:style-name="ce2" table:formula="of:=DEC2HEX(IF(HEX2DEC([.J16])&lt;0;HEX2DEC([.J16])+256;HEX2DEC([.J16])))" office:value-type="string" office:string-value="A8" calcext:value-type="string">
            <text:p>A8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control table:end-cell-address="COMMANDS.I22" table:end-x="15.19mm" table:end-y="2.66mm" draw:z-index="0" draw:style-name="gr1" draw:text-style-name="P1" svg:width="176.85mm" svg:height="12.18mm" svg:x="16.38mm" svg:y="4.02mm" draw:control="control1"/>
          </table:table-cell>
          <table:table-cell table:number-columns-repeated="20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Feedback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number-columns-repeated="3"/>
          <table:table-cell table:formula="of:=[.A33]" office:value-type="string" office:string-value="Volume" calcext:value-type="string">
            <text:p>Volume</text:p>
          </table:table-cell>
          <table:table-cell table:formula="of:=[.$B$10]&amp;[.B33]&amp;&quot; &quot;&amp;[.$B$10]&amp;[.C33]&amp;&quot; &quot;&amp;[.$B$10]&amp;[.D33]&amp;&quot; &quot;&amp;[.$B$10]&amp;[.E33]&amp;&quot; &quot;&amp;[.$B$10]&amp;[.F33]&amp;&quot; &quot;&amp;[.$B$10]&amp;[.G33]&amp;&quot; &quot;&amp;[.$B$10]&amp;[.H33]&amp;&quot; &quot;&amp;[.$B$10]&amp;[.I33]&amp;&quot;  &quot;&amp;[.$B$10]&amp;[.K33]&amp;&quot; &quot;&amp;[.$B$10]&amp;[.L33]&amp;&quot; &quot;&amp;[.$B$10]&amp;[.M33]&amp;&quot; &quot;&amp;[.$B$10]&amp;[.N33]" office:value-type="string" office:string-value="0xFF 0x55 0x5 0x2E 0xA0 0x4 0x5 0x72  0x0 0x0 0xD9 0xD5" calcext:value-type="string" table:number-columns-spanned="5" table:number-rows-spanned="1">
            <text:p>0xFF 0x55 0x5 0x2E 0xA0 0x4 0x5 0x72 <text:s/>0x0 0x0 0xD9 0xD5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3"/>
          <table:table-cell table:formula="of:=[.A34]" office:value-type="string" office:string-value="Input" calcext:value-type="string">
            <text:p>Input</text:p>
          </table:table-cell>
          <table:table-cell table:number-columns-spanned="5" table:number-rows-spanned="1"/>
          <table:covered-table-cell table:number-columns-repeated="4"/>
          <table:table-cell table:number-columns-repeated="12"/>
        </table:table-row>
        <table:table-row table:style-name="ro1">
          <table:table-cell table:number-columns-repeated="3"/>
          <table:table-cell table:formula="of:=[.A35]" office:value-type="string" office:string-value="Power" calcext:value-type="string">
            <text:p>Power</text:p>
          </table:table-cell>
          <table:table-cell table:formula="of:=[.$B$10]&amp;[.B35]&amp;&quot; &quot;&amp;[.$B$10]&amp;[.C35]&amp;&quot; &quot;&amp;[.$B$10]&amp;[.D35]&amp;&quot; &quot;&amp;[.$B$10]&amp;[.E35]&amp;&quot; &quot;&amp;[.$B$10]&amp;[.F35]&amp;&quot; &quot;&amp;[.$B$10]&amp;[.G35]&amp;&quot; &quot;&amp;[.$B$10]&amp;[.H35]&amp;&quot; &quot;&amp;[.$B$10]&amp;[.I35]&amp;&quot;  &quot;&amp;[.$B$10]&amp;[.K35]&amp;&quot; &quot;&amp;[.$B$10]&amp;[.L35]&amp;&quot; &quot;&amp;[.$B$10]&amp;[.M35]&amp;&quot; &quot;&amp;[.$B$10]&amp;[.N35]" office:value-type="string" office:string-value="0xFF 0x55 0x8 0x2E 0xA0 0x1 0x9 0x72  0x0 0x0 0xD9 0xD4" calcext:value-type="string" table:number-columns-spanned="5" table:number-rows-spanned="1">
            <text:p>0xFF 0x55 0x8 0x2E 0xA0 0x1 0x9 0x72 <text:s/>0x0 0x0 0xD9 0xD4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3"/>
          <table:table-cell table:formula="of:=[.A36]" office:value-type="string" office:string-value="Mute" calcext:value-type="string">
            <text:p>Mute</text:p>
          </table:table-cell>
          <table:table-cell table:formula="of:=[.$B$10]&amp;[.B36]&amp;&quot; &quot;&amp;[.$B$10]&amp;[.C36]&amp;&quot; &quot;&amp;[.$B$10]&amp;[.D36]&amp;&quot; &quot;&amp;[.$B$10]&amp;[.E36]&amp;&quot; &quot;&amp;[.$B$10]&amp;[.F36]&amp;&quot; &quot;&amp;[.$B$10]&amp;[.G36]&amp;&quot; &quot;&amp;[.$B$10]&amp;[.H36]&amp;&quot; &quot;&amp;[.$B$10]&amp;[.I36]&amp;&quot;  &quot;&amp;[.$B$10]&amp;[.K36]&amp;&quot; &quot;&amp;[.$B$10]&amp;[.L36]&amp;&quot; &quot;&amp;[.$B$10]&amp;[.M36]&amp;&quot; &quot;&amp;[.$B$10]&amp;[.N36]" office:value-type="string" office:string-value="0xFF 0x55 0x8 0x2E 0xA0 0x3 0x0 0x72  0x0 0x0 0xD9 0xDB" calcext:value-type="string" table:number-columns-spanned="5" table:number-rows-spanned="1">
            <text:p>0xFF 0x55 0x8 0x2E 0xA0 0x3 0x0 0x72 <text:s/>0x0 0x0 0xD9 0xDB</text:p>
          </table:table-cell>
          <table:covered-table-cell table:number-columns-repeated="4"/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lume</text:p>
          </table:table-cell>
          <table:table-cell table:style-name="ce3" office:value-type="string" calcext:value-type="string">
            <text:p>FF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A0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DEC2HEX([.B7])" office:value-type="string" office:string-value="5" calcext:value-type="string">
            <text:p>5</text:p>
          </table:table-cell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9</text:p>
          </table:table-cell>
          <table:table-cell table:style-name="ce2" table:formula="of:=DEC2HEX(ROUNDUP((HEX2DEC([.E33])+HEX2DEC([.F33])+HEX2DEC([.G33])+HEX2DEC([.H33])+HEX2DEC([.I33])+HEX2DEC([.K33])+HEX2DEC([.L33])+HEX2DEC([.M33]))/255)*255-(HEX2DEC([.E33])+HEX2DEC([.F33])+HEX2DEC([.G33])+HEX2DEC([.H33])+HEX2DEC([.I33])+HEX2DEC([.K33])+HEX2DEC([.L33])+HEX2DEC([.M33]))-(8-ROUNDUP((HEX2DEC([.H33])+HEX2DEC([.I33])+HEX2DEC([.K33])+HEX2DEC([.L33])+HEX2DEC([.M33]))/255)))" office:value-type="string" office:string-value="D5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</text:p>
          </table:table-cell>
          <table:table-cell table:style-name="ce3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A0</text:p>
          </table:table-cell>
          <table:table-cell table:style-name="ce2" table:number-columns-repeated="2"/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9</text:p>
          </table:table-cell>
          <table:table-cell table:style-name="ce2" table:formula="of:=DEC2HEX(ROUNDUP((HEX2DEC([.E34])+HEX2DEC([.F34])+HEX2DEC([.G34])+HEX2DEC([.H34])+HEX2DEC([.I34])+HEX2DEC([.K34])+HEX2DEC([.L34])+HEX2DEC([.M34]))/255)*255-(HEX2DEC([.E34])+HEX2DEC([.F34])+HEX2DEC([.G34])+HEX2DEC([.H34])+HEX2DEC([.I34])+HEX2DEC([.K34])+HEX2DEC([.L34])+HEX2DEC([.M34]))-(8-ROUNDUP((HEX2DEC([.H34])+HEX2DEC([.I34])+HEX2DEC([.K34])+HEX2DEC([.L34])+HEX2DEC([.M34]))/255)))" office:value-type="string" office:string-value="DE" calcext:value-type="string">
            <text:p>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A0</text:p>
          </table:table-cell>
          <table:table-cell table:style-name="ce2" table:formula="of:=[.B8]+1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9</text:p>
          </table:table-cell>
          <table:table-cell table:style-name="ce2" table:formula="of:=DEC2HEX(ROUNDUP((HEX2DEC([.E35])+HEX2DEC([.F35])+HEX2DEC([.G35])+HEX2DEC([.H35])+HEX2DEC([.I35])+HEX2DEC([.K35])+HEX2DEC([.L35])+HEX2DEC([.M35]))/255)*255-(HEX2DEC([.E35])+HEX2DEC([.F35])+HEX2DEC([.G35])+HEX2DEC([.H35])+HEX2DEC([.I35])+HEX2DEC([.K35])+HEX2DEC([.L35])+HEX2DEC([.M35]))-(8-ROUNDUP((HEX2DEC([.H35])+HEX2DEC([.I35])+HEX2DEC([.K35])+HEX2DEC([.L35])+HEX2DEC([.M35]))/255)))" office:value-type="string" office:string-value="D4" calcext:value-type="string">
            <text:p>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</text:p>
          </table:table-cell>
          <table:table-cell table:style-name="ce2" office:value-type="string" calcext:value-type="string">
            <text:p>F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A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" office:value-type="float" office:value="0" calcext:value-type="float">
            <text:p>0</text:p>
          </table:table-cell>
          <table:table-cell table:style-name="ce2" table:formula="of:=DEC2HEX(LOOKUP([.$B$6];[API.$A$15:.$A$21];[API.$C$15:.$C$21])+LOOKUP([.$B$5];[API.$A$7:.$A$9];[API.$B$7:.$B$9]))" office:value-type="string" office:string-value="72" calcext:value-type="string">
            <text:p>7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9</text:p>
          </table:table-cell>
          <table:table-cell table:style-name="ce2" table:formula="of:=DEC2HEX(ROUNDUP((HEX2DEC([.E36])+HEX2DEC([.F36])+HEX2DEC([.G36])+HEX2DEC([.H36])+HEX2DEC([.I36])+HEX2DEC([.K36])+HEX2DEC([.L36])+HEX2DEC([.M36]))/255)*255-(HEX2DEC([.E36])+HEX2DEC([.F36])+HEX2DEC([.G36])+HEX2DEC([.H36])+HEX2DEC([.I36])+HEX2DEC([.K36])+HEX2DEC([.L36])+HEX2DEC([.M36]))-(8-ROUNDUP((HEX2DEC([.H36])+HEX2DEC([.I36])+HEX2DEC([.K36])+HEX2DEC([.L36])+HEX2DEC([.M36]))/255)))" office:value-type="string" office:string-value="DB" calcext:value-type="string">
            <text:p>DB</text:p>
          </table:table-cell>
          <table:table-cell table:number-columns-repeated="7"/>
        </table:table-row>
      </table:table>
      <table:table table:name="API" table:style-name="ta1">
        <office:forms form:automatic-focus="false" form:apply-design-mode="false"/>
        <table:table-column table:style-name="co4" table:default-cell-style-name="ce5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6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Z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Checksum calculation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UNDUP(SUM(payload)/255)*255-SUM(payload)-([Payload N]-ROUNDUP(SUM(payload)))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nputs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</table:table-row>
        <table:table-row table:style-name="ro1">
          <table:table-cell table:style-name="Default" office:value-type="string" calcext:value-type="string">
            <text:p>Bluetooth</text:p>
          </table:table-cell>
          <table:table-cell office:value-type="float" office:value="6" calcext:value-type="float">
            <text:p>6</text:p>
          </table:table-cell>
          <table:table-cell table:formula="of:=HEX2DEC([.B15]*10)"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Coax</text:p>
          </table:table-cell>
          <table:table-cell office:value-type="float" office:value="4" calcext:value-type="float">
            <text:p>4</text:p>
          </table:table-cell>
          <table:table-cell table:formula="of:=HEX2DEC([.B16]*10)" office:value-type="float" office:value="64" calcext:value-type="float">
            <text:p>64</text:p>
          </table:table-cell>
        </table:table-row>
        <table:table-row table:style-name="ro1">
          <table:table-cell table:style-name="Default" office:value-type="string" calcext:value-type="string">
            <text:p>Line</text:p>
          </table:table-cell>
          <table:table-cell office:value-type="float" office:value="2" calcext:value-type="float">
            <text:p>2</text:p>
          </table:table-cell>
          <table:table-cell table:formula="of:=HEX2DEC([.B17]*10)" office:value-type="float" office:value="32" calcext:value-type="float">
            <text:p>32</text:p>
          </table:table-cell>
        </table:table-row>
        <table:table-row table:style-name="ro1">
          <table:table-cell table:style-name="Default" office:value-type="string" calcext:value-type="string">
            <text:p>Minijack</text:p>
          </table:table-cell>
          <table:table-cell office:value-type="float" office:value="1" calcext:value-type="float">
            <text:p>1</text:p>
          </table:table-cell>
          <table:table-cell table:formula="of:=HEX2DEC([.B18]*10)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Optical</text:p>
          </table:table-cell>
          <table:table-cell office:value-type="float" office:value="3" calcext:value-type="float">
            <text:p>3</text:p>
          </table:table-cell>
          <table:table-cell table:formula="of:=HEX2DEC([.B19]*10)" office:value-type="float" office:value="48" calcext:value-type="float">
            <text:p>48</text:p>
          </table:table-cell>
        </table:table-row>
        <table:table-row table:style-name="ro1">
          <table:table-cell table:style-name="Default" office:value-type="string" calcext:value-type="string">
            <text:p>Stream</text:p>
          </table:table-cell>
          <table:table-cell office:value-type="float" office:value="7" calcext:value-type="float">
            <text:p>7</text:p>
          </table:table-cell>
          <table:table-cell table:formula="of:=HEX2DEC([.B20]*10)" office:value-type="float" office:value="112" calcext:value-type="float">
            <text:p>112</text:p>
          </table:table-cell>
        </table:table-row>
        <table:table-row table:style-name="ro1">
          <table:table-cell table:style-name="Default" office:value-type="string" calcext:value-type="string">
            <text:p>USB</text:p>
          </table:table-cell>
          <table:table-cell office:value-type="float" office:value="5" calcext:value-type="float">
            <text:p>5</text:p>
          </table:table-cell>
          <table:table-cell table:formula="of:=HEX2DEC([.B21]*10)" office:value-type="float" office:value="80" calcext:value-type="float">
            <text:p>80</text:p>
          </table:table-cell>
        </table:table-row>
      </table:table>
      <table:named-expressions/>
      <table:database-ranges>
        <table:database-range table:name="__Anonymous_Sheet_DB__1" table:target-range-address="API.A15:API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number-style style:name="N123">
      <number:number number:decimal-places="0" loext:min-decimal-places="0" number:min-integer-digits="2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21:05:14.3839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2:06:35.371431000</meta:creation-date>
    <dc:date>2016-02-26T16:09:59.063817000</dc:date>
    <meta:editing-duration>PT23H28M9S</meta:editing-duration>
    <meta:editing-cycles>44</meta:editing-cycles>
    <meta:generator>LibreOffice/5.0.0.5$MacOSX_X86_64 LibreOffice_project/1b1a90865e348b492231e1c451437d7a15bb262b</meta:generator>
    <meta:document-statistic meta:table-count="2" meta:cell-count="178" meta:object-count="1"/>
    <meta:user-defined meta:name="qrichtext">1</meta:user-defined>
  </office:meta>
</office:document-meta>
</file>